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c19ef" officeooo:paragraph-rsid="001c19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 ops:</text:p>
      <text:p text:style-name="P1">particularidades</text:p>
      <text:p text:style-name="P1">* implementacao na empresa e o que causa mais dificuldade, forma de implantar onde o dev ops não falhe.</text:p>
      <text:p text:style-name="P1"/>
      <text:p text:style-name="P1">* buscar agilidade nos processos onde processos que são feitos manuais, possam ser automatizados para ganhar mais tempo na implementação, para implantacao de deve ops não existe feramentas especificas, mas sim um grande variedade, e uma analise para ver como o qual a equipe se encaixa mai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21:31:47.428594662</meta:creation-date>
    <dc:date>2019-08-15T23:11:49.134111919</dc:date>
    <meta:editing-duration>PT1H29M49S</meta:editing-duration>
    <meta:editing-cycles>1</meta:editing-cycles>
    <meta:document-statistic meta:table-count="0" meta:image-count="0" meta:object-count="0" meta:page-count="1" meta:paragraph-count="4" meta:word-count="69" meta:character-count="417" meta:non-whitespace-character-count="352"/>
    <meta:generator>LibreOffice/6.1.5.2$Linux_X86_64 LibreOffice_project/10$Build-2</meta:generator>
  </office:meta>
</office:document-meta>
</file>